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e62" officeooo:paragraph-rsid="0012ce62"/>
    </style:style>
    <style:style style:name="P2" style:family="paragraph" style:parent-style-name="Standard">
      <style:text-properties officeooo:rsid="00132f9c" officeooo:paragraph-rsid="00132f9c"/>
    </style:style>
    <style:style style:name="P3" style:family="paragraph" style:parent-style-name="Standard">
      <style:text-properties officeooo:rsid="00147406" officeooo:paragraph-rsid="00147406"/>
    </style:style>
    <style:style style:name="P4" style:family="paragraph" style:parent-style-name="Standard">
      <style:text-properties officeooo:rsid="0015c856" officeooo:paragraph-rsid="0015c856"/>
    </style:style>
    <style:style style:name="P5" style:family="paragraph" style:parent-style-name="Standard">
      <style:text-properties officeooo:rsid="0017d407" officeooo:paragraph-rsid="0017d407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7d407" officeooo:paragraph-rsid="0017d407"/>
    </style:style>
    <style:style style:name="P7" style:family="paragraph" style:parent-style-name="Standard">
      <style:paragraph-properties fo:padding="0in" fo:border="none" style:shadow="none" style:join-border="false"/>
      <style:text-properties officeooo:rsid="0017d407" officeooo:paragraph-rsid="0017d407"/>
    </style:style>
    <style:style style:name="P8" style:family="paragraph" style:parent-style-name="Standard">
      <style:paragraph-properties fo:padding="0in" fo:border="none" style:shadow="none" style:join-border="false"/>
      <style:text-properties officeooo:rsid="0018561f" officeooo:paragraph-rsid="0017d407"/>
    </style:style>
    <style:style style:name="P9" style:family="paragraph" style:parent-style-name="Standard">
      <style:paragraph-properties fo:padding="0in" fo:border="none" style:shadow="none" style:join-border="false"/>
      <style:text-properties officeooo:rsid="0018561f" officeooo:paragraph-rsid="0018561f"/>
    </style:style>
    <style:style style:name="P10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shadow="none" style:join-border="false"/>
      <style:text-properties officeooo:rsid="0018561f" officeooo:paragraph-rsid="001856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leton</text:p>
      <text:p text:style-name="P1">make the singleton as shared object</text:p>
      <text:p text:style-name="P1">an invention of infinity</text:p>
      <text:p text:style-name="P1"/>
      <text:p text:style-name="P1">a.out</text:p>
      <text:p text:style-name="P1"/>
      <text:p text:style-name="P1">main.cpp</text:p>
      <text:p text:style-name="P1">singleton.hpp</text:p>
      <text:p text:style-name="P1">counter.hpp<text:tab/>// functions: increment counter, and printf</text:p>
      <text:p text:style-name="P1">counter.cpp <text:s/></text:p>
      <text:p text:style-name="P1"/>
      <text:p text:style-name="P1">foo()</text:p>
      <text:p text:style-name="P1"/>
      <text:p text:style-name="P1">int main()</text:p>
      <text:p text:style-name="P1">{</text:p>
      <text:p text:style-name="P1"><text:tab/>// create singleton&lt;counter&gt;::GetInstance()-&gt;increment() / print()</text:p>
      <text:p text:style-name="P1"><text:tab/></text:p>
      <text:p text:style-name="P1"><text:tab/>// dlopen(summy.so);</text:p>
      <text:p text:style-name="P1"><text:tab/>// dlsym(“foo”); <text:tab/><text:tab/>// foo will do the same as the above </text:p>
      <text:p text:style-name="P1">}</text:p>
      <text:p text:style-name="P1"/>
      <text:p text:style-name="P1">files:</text:p>
      <text:p text:style-name="P1">a.out</text:p>
      <text:p text:style-name="P1">dummy.so</text:p>
      <text:p text:style-name="P1"/>
      <text:p text:style-name="P1"/>
      <text:p text:style-name="P1">2. singleton.so</text:p>
      <text:p text:style-name="P1"/>
      <text:p text:style-name="P1">a.out </text:p>
      <text:p text:style-name="P1">in main() call singleton</text:p>
      <text:p text:style-name="P1"/>
      <text:p text:style-name="P1"/>
      <text:p text:style-name="P1">files:</text:p>
      <text:p text:style-name="P1">singleton.so</text:p>
      <text:p text:style-name="P1">a.out</text:p>
      <text:p text:style-name="P1">dummy.so</text:p>
      <text:p text:style-name="P1"/>
      <text:p text:style-name="P1"/>
      <text:p text:style-name="P1"/>
      <text:p text:style-name="P1"/>
      <text:p text:style-name="P1"/>
      <text:p text:style-name="P2">the problem can be solved on the PC <text:s/>with the flag </text:p>
      <text:p text:style-name="P2">-rdynamic</text:p>
      <text:p text:style-name="P2"/>
      <text:p text:style-name="P3">but on the rasbperry the flag does not exist, need another solution</text:p>
      <text:p text:style-name="P2"/>
      <text:p text:style-name="P4">solution:</text:p>
      <text:p text:style-name="P4">conditional compilation - </text:p>
      <text:p text:style-name="P4">#ifndef __INSTANCE__</text:p>
      <text:p text:style-name="P4">T* pInst = 0;</text:p>
      <text:p text:style-name="P4">T* GetInst()</text:p>
      <text:p text:style-name="P4">{</text:p>
      <text:p text:style-name="P4"><text:soft-page-break/></text:p>
      <text:p text:style-name="P4">}</text:p>
      <text:p text:style-name="P4">#endif</text:p>
      <text:p text:style-name="P4"/>
      <text:p text:style-name="P4"/>
      <text:p text:style-name="P4">the implementation of GetInst()</text:p>
      <text:p text:style-name="P4">will be inside the ifdef</text:p>
      <text:p text:style-name="P4"/>
      <text:p text:style-name="P4"/>
      <text:p text:style-name="P4">this is template explicit instantiation</text:p>
      <text:p text:style-name="P4"/>
      <text:p text:style-name="P4"/>
      <text:p text:style-name="P4"/>
      <text:p text:style-name="P5">to be able to write:</text:p>
      <text:p text:style-name="P5">Handleton&lt;Counter&gt; cnt;</text:p>
      <text:p text:style-name="P5">cnt → Increment();</text:p>
      <text:p text:style-name="P5"/>
      <text:p text:style-name="P7"/>
      <text:p text:style-name="P6"><text:line-break/>class Handleton</text:p>
      <text:p text:style-name="P6">{</text:p>
      <text:p text:style-name="P6">public:</text:p>
      <text:p text:style-name="P6"><text:tab/>Handleton() { GetInst(); }</text:p>
      <text:p text:style-name="P6"><text:tab/>oper-&gt;( …) {return inst;)</text:p>
      <text:p text:style-name="P6">private:</text:p>
      <text:p text:style-name="P6"><text:tab/>static *T inst;</text:p>
      <text:p text:style-name="P7">};</text:p>
      <text:p text:style-name="P8"/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09:29:29.581511012</meta:creation-date>
    <dc:date>2016-05-08T14:27:25.421565696</dc:date>
    <meta:editing-duration>PT7H35M11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51" meta:word-count="139" meta:character-count="893" meta:non-whitespace-character-count="787"/>
  </office:meta>
</office:document-meta>
</file>